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text-properties officeooo:rsid="000f06d7"/>
    </style:style>
    <style:style style:name="P2" style:family="paragraph" style:parent-style-name="Text_20_body">
      <style:text-properties officeooo:rsid="000f06d7"/>
    </style:style>
    <style:style style:name="P3" style:family="paragraph" style:parent-style-name="Text_20_body">
      <style:text-properties officeooo:paragraph-rsid="00123c51"/>
    </style:style>
    <style:style style:name="T1" style:family="text">
      <style:text-properties fo:font-size="28pt" style:font-size-asian="28pt" style:font-size-complex="28pt"/>
    </style:style>
    <style:style style:name="T2" style:family="text">
      <style:text-properties officeooo:rsid="0011ba36"/>
    </style:style>
    <style:style style:name="T3" style:family="text">
      <style:text-properties officeooo:rsid="00123c51"/>
    </style:style>
    <style:style style:name="T4" style:family="text">
      <style:text-properties fo:font-size="18pt" style:font-size-asian="18pt" style:font-size-complex="18pt"/>
    </style:style>
    <style:style style:name="T5"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Chapitre 1 : Solitude</text:span></text:span></text:p>
      <text:p text:style-name="Text_20_body">Le jour se lève à peine, mais dans l'obscurité d’un vieux bâtiment abandonné, Soldat Fantôme ouvre les yeux. Le sol est froid, dur sous son corps épuisé, et ses muscles courbaturés témoignent des longues marches de la veille. À ses côtés, son fidèle compagnon, Coyote, un labrador à l'air vigilant, observe chaque mouvement de son maître avec calme. Soldat Fantôme aurait voulu dormir encore, se laisser submerger par un sommeil sans rêves, mais son instinct le ramène rapidement à la réalité. Il sait que l'immobilité est un luxe dangereux ici.</text:p>
      <text:p text:style-name="Text_20_body">Soldat Fantôme se lève, ramassant son sac et vérifiant discrètement chaque recoin autour de lui. Alors qu’il descend les escaliers poussiéreux, des fragments de souvenirs surgissent, aussi fugaces qu’un éclat de lumière dans l’obscurité : une vie antérieure, autrefois remplie de voix et de rires, presque aussi fantomatique que lui. Pour Coyote, tout semble encore normal, tant qu'il reste aux côtés de son maître. Mais Soldat Fantôme sait que le monde est devenu une terre hostile, et chaque jour lui rappelle combien tout a basculé.</text:p>
      <text:p text:style-name="Text_20_body">En sortant du bâtiment, Soldat Fantôme inspecte les pièges qu’il a installés la veille. Ses espoirs de trouver de quoi manger sont minces. Pourtant, aujourd’hui, la chance lui sourit : un lièvre et un écureuil ont été pris. Coyote, excité par l’odeur de viande fraîche, agite la queue et jappe doucement, mais Soldat lève une main, imposant le silence. Ici, même un chuchotement peut attirer des oreilles indésirables.</text:p>
      <text:p text:style-name="Text_20_body">Soldat Fantôme s’agenouille et murmure un remerciement avant de récupérer les proies, tout en caressant doucement Coyote pour lui rappeler que le repas sera bientôt servi. Ensemble, ils se dirigent vers un parc désolé, envahi par la végétation. Les balançoires rouillées grincent sous la brise, échos d'un passé oublié, offrant pourtant le couvert idéal pour allumer un petit feu.</text:p>
      <text:p text:style-name="Text_20_body">Tandis que les proies grillent lentement, Soldat Fantôme surveille les alentours d’un œil aiguisé. Le moindre bruit, le plus léger mouvement, pourrait annoncer l’arrivée d’un ennemi. Depuis que les hommes ont commencé à s’entretuer pour quelques miettes, chaque journée n’est qu’une lutte pour survivre un peu plus longtemps. Il jette un coup d'œil à Coyote, dont la présence lui rappelle une ancienne vie d’amitié et de loyauté, perdue dans les décombres de cette nouvelle ère.</text:p>
      <text:p text:style-name="Text_20_body">Leur repas terminé, Soldat Fantôme se lève, prêt à reprendre la route. Mais soudain, il aperçoit une ombre à la lisière du bois. Son corps se tend, ses sens en alerte. Coyote, lui, semble calme, comme s'il ne ressentait pas la menace. Peut-être que la fatigue commence à lui jouer des tours, mais Soldat sait qu’il ne peut pas se permettre de baisser sa garde. Sa tête est mise à prix, et le simple fait d'exister fait de lui une cible pour ceux qui <text:span text:style-name="T2">le </text:span>chassent.</text:p>
      <text:p text:style-name="Text_20_body">Soldat Fantôme marche lentement vers l’ombre, laissant ses pas effleurer le sol en silence, prêt à dégainer au moindre signe de danger. Pourtant, en arrivant à l’endroit où il a cru voir quelque chose, il ne trouve que des arbres agités par le vent.</text:p>
      <text:p text:style-name="Text_20_body">— Ça commence à te monter à la tête, murmure-t-il, un sourire amer au coin des lèvres.</text:p>
      <text:p text:style-name="Text_20_body"><text:soft-page-break/>Ils reprennent la route. À travers les arbres décharnés, les ruines d’une vieille église se dessinent. Les vitraux brisés et les portes béantes lui rappellent un autre jour, une époque qui lui semble presque irréelle.</text:p>
      <text:p text:style-name="Text_20_body"><text:span text:style-name="Strong_20_Emphasis">a situation avait évolué rapidement : un virus incontrôlable, s'attaquant à l'esprit humain, rendait les gens fous. La folie s'emparait de leur conscience, les transformant en créatures imprévisibles et violentes. La contagion ne faisait pas de discrimination : un simple contact ou une respiration suffisait pour plonger les esprits dans une rage aveugle. Des quartiers entiers étaient devenus des champs de bataille, des foyers tranquilles s’étaient changés en zones de guerre.</text:span></text:p>
      <text:p text:style-name="Text_20_body">Puis, le coup de grâce : un message officiel annonça la Grande Purge. Pour contenir cette folie dévastatrice, le gouvernement décréta l’élimination de tous les citoyens jugés « non essentiels » ou suspects d'infection. La purge allait durer trois mois, trois longs mois où toute tentative de survivre deviendrait une course contre la mort. Les sirènes retentirent à travers la ville, et ce qui restait des forces de l’ordre reçut pour mission d’exterminer tout ce qui ne correspondait pas aux critères de « salut national ».</text:p>
      <text:p text:style-name="Text_20_body">Soldat Fantôme, jusqu'alors un inconnu de la société, décida de se rebeller. Il avait toujours vécu dans l’ombre, mais face à cette barbarie, son sens de la justice se révolta. Sa loyauté ne pourrait jamais appartenir à un gouvernement qui sacrifierait sa propre population pour un semblant de contrôle. Rassemblant autour de lui un groupe de résistants, ils s’organisèrent pour renverser les autorités locales et sauver autant d’innocents que possible. Ce n'était qu'un maigre espoir pour ceux qui fuyaient la purge, mais c'était mieux que rien.</text:p>
      <text:p text:style-name="Text_20_body">Les mois passèrent, chaque jour apportant son lot de batailles et de pertes. La résistance devenait une flamme fragile, mais indispensable dans ce monde de ténèbres. Puis le coup fatal tomba : Soldat Fantôme fut trahi. Son plus fidèle allié, l'ami en qui il avait placé une confiance inébranlable, l'avait vendu aux Maraudeurs. Ce groupe impitoyable, infiltré dans les rangs de la résistance, avait un seul objectif : s’emparer de ce qui restait d’influence pour régner par la terreur.</text:p>
      <text:p text:style-name="Text_20_body">Avec la chute du gouvernement, les Maraudeurs instaurèrent leur loi brutale dans les camps de survivants. Désormais, ces camps étaient des prisons sans espoir, où hommes et femmes luttaient pour une maigre survie, sous la domination d’une cruauté implacable. Soldat Fantôme échappa de justesse à leurs griffes, mais le monde qu'il avait cherché à protéger lui échappait. Il devenait une ombre, une légende parmi les ruines, alors que les Maraudeurs s'installaient au sommet de cet empire déchu, imposant leur loi.</text:p>
      <text:p text:style-name="Text_20_body">Le passé qu’il avait combattu pour changer semblait revenir le hanter. Désormais, Soldat Fantôme n’était plus qu’un fugitif, une lueur d’espoir au milieu de cendres encore chaudes, prêt à renverser l’ordre sombre qui étouffait l’humanité.</text:p>
      <text:p text:style-name="P3">Les souvenirs de ce passé sombre pèsent lourd sur ses épaules, mais Soldat Fantôme les repousse d'un geste. Le bruit de ses pensées est remplacé par celui des pas de Coyote, qui, sans prévenir, trotte en <text:soft-page-break/>reniflant vers l'église. Dans ses mouvements agiles, la poussière se soulève, troublant l'air déjà chargé de l’odeur rance de la ville en ruines. Un sourire se dessine sur les lèvres de Soldat Fantôme.</text:p>
      <text:p text:style-name="P3"><text:span text:style-name="Strong_20_Emphasis">— Toujours curieux, celui-là, murmure-t-il en observant son compagnon.</text:span></text:p>
      <text:p text:style-name="P3"><text:span text:style-name="Strong_20_Emphasis"><text:span text:style-name="T5">Dans l’air lourd et silencieux, il suit son compagnon, jusqu’à atteindre les vitraux brisés de l’édifice abandonné. Les ombres se déploient sur le sol poussiéreux, et un silence pesant enveloppe la nef</text:span></text:span><text:span text:style-name="Strong_20_Emphasis">.</text:span></text:p>
      <text:p text:style-name="Text_20_body">Soudain, Coyote s’immobilise, fixant un point à l’autre bout de la salle. Soldat Fantôme scrute à son tour, les sens en alerte. Il aperçoit une petite silhouette recroquevillée, à moitié dissimulée dans les ténèbres.</text:p>
      <text:p text:style-name="Text_20_body">Ses mains se tendent, hésitant un instant avant de relâcher la poignée de son arme. Il avance prudemment, conscient que même une jeune âme peut représenter un danger dans ce monde. Il approche encore, et la silhouette se détache peu à peu des ombres.</text:p>
      <text:p text:style-name="Text_20_body">C’est une fillette, maigre et affaiblie, vêtue de haillons. Ses cheveux emmêlés tombent sur ses épaules, et son visage, bien que marqué par la crasse, laisse transparaître une innocence surprenante. Ses grands yeux clairs, emplis d’une détresse insondable, se posent sur lui. Elle ne bouge pas, le regard rivé sur Soldat Fantôme avec une confiance instinctive, presque comme si elle avait attendu son arrivée.</text:p>
      <text:p text:style-name="Text_20_body">— Comment tu t’appelles ? murmure-t-il d’une voix douce, sans pour autant baisser sa garde.</text:p>
      <text:p text:style-name="Text_20_body">La fillette l’observe un instant avant de murmurer d’une voix faible :</text:p>
      <text:p text:style-name="Text_20_body">— Alice.</text:p>
      <text:p text:style-name="Text_20_body">Un frisson parcourt Soldat Fantôme. En ce monde brutal, croiser une enfant est une rareté, une anomalie qui remet en question les lois de survie qu’il s’est imposées. </text:p>
      <text:p text:style-name="Text_20_body"><text:span text:style-name="Strong_20_Emphasis"><text:span text:style-name="T1"/></text:span></text:p>
      <text:p text:style-name="P2"><text:span text:style-name="Strong_20_Emphasis"><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CA"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CA"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5T08:26:09.730185818</meta:creation-date>
    <dc:date>2024-10-25T09:36:00.632754650</dc:date>
    <meta:editing-duration>PT35M9S</meta:editing-duration>
    <meta:editing-cycles>7</meta:editing-cycles>
    <meta:generator>LibreOffice/24.2.6.2$Linux_X86_64 LibreOffice_project/420$Build-2</meta:generator>
    <meta:document-statistic meta:table-count="0" meta:image-count="0" meta:object-count="0" meta:page-count="3" meta:paragraph-count="26" meta:word-count="1305" meta:character-count="8064" meta:non-whitespace-character-count="6780"/>
  </office:meta>
</office:document-meta>
</file>